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17fce" officeooo:paragraph-rsid="00017fce"/>
    </style:style>
    <style:style style:name="P2" style:family="paragraph" style:parent-style-name="Footer">
      <style:paragraph-properties fo:text-align="center" style:justify-single-word="false"/>
      <style:text-properties fo:font-size="12pt" officeooo:rsid="00017fce" officeooo:paragraph-rsid="000562c5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17fce" officeooo:paragraph-rsid="00017fce" style:font-size-asian="14pt" style:font-size-complex="14pt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officeooo:rsid="00017fce" officeooo:paragraph-rsid="00017fc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8pt" officeooo:rsid="00017fce" officeooo:paragraph-rsid="00017fce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O RIO GRANDE DO NORTE</text:p>
      <text:p text:style-name="P3">INSTITUTO METRÓPOLE DIGITAL</text:p>
      <text:p text:style-name="P3"/>
      <text:p text:style-name="P3"/>
      <text:p text:style-name="P3"/>
      <text:p text:style-name="P3"/>
      <text:p text:style-name="P3"/>
      <text:p text:style-name="P3">Sistemas Operacionais</text:p>
      <text:p text:style-name="P3"/>
      <text:p text:style-name="P3"/>
      <text:p text:style-name="P3"/>
      <text:p text:style-name="P3"/>
      <text:p text:style-name="P3"/>
      <text:p text:style-name="P3"/>
      <text:p text:style-name="P3">Trabalho Prático da Unidade 1 – Processos e Threads</text:p>
      <text:p text:style-name="P3"/>
      <text:p text:style-name="P3"/>
      <text:p text:style-name="P3"/>
      <text:p text:style-name="P3"/>
      <text:p text:style-name="P3"/>
      <text:p text:style-name="P3"/>
      <text:p text:style-name="P6">Relatór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fessor: Gustavo Girão</text:p>
      <text:p text:style-name="P4"/>
      <text:p text:style-name="P4">Aluno: André Augusto Fernand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Natal / 2022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17fce" officeooo:paragraph-rsid="00017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22:43:21.656736691</meta:creation-date>
    <dc:date>2022-09-30T23:23:05.517854151</dc:date>
    <meta:editing-duration>PT29M1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2" meta:paragraph-count="8" meta:word-count="31" meta:character-count="217" meta:non-whitespace-character-count="193"/>
  </office:meta>
</office:document-meta>
</file>